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c8d2" officeooo:paragraph-rsid="001bc8d2"/>
    </style:style>
    <style:style style:name="P2" style:family="paragraph" style:parent-style-name="Standard">
      <style:text-properties officeooo:rsid="001bc8d2" officeooo:paragraph-rsid="001d15bc"/>
    </style:style>
    <style:style style:name="P3" style:family="paragraph" style:parent-style-name="Standard">
      <style:text-properties officeooo:paragraph-rsid="001bc8d2"/>
    </style:style>
    <style:style style:name="P4" style:family="paragraph" style:parent-style-name="Standard">
      <style:text-properties officeooo:rsid="001d15bc" officeooo:paragraph-rsid="001d15bc"/>
    </style:style>
    <style:style style:name="P5" style:family="paragraph" style:parent-style-name="Text_20_body">
      <style:text-properties officeooo:rsid="001bc8d2" officeooo:paragraph-rsid="001bc8d2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bc8d2"/>
    </style:style>
    <style:style style:name="T2" style:family="text">
      <style:text-properties officeooo:rsid="001d1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_1011963331"/>Hi everyone.</text:p>
      <text:p text:style-name="P1"/>
      <text:p text:style-name="P1">I have a problam formatting an update trigger for m<text:span text:style-name="T2">y</text:span> sqlite project.</text:p>
      <text:p text:style-name="P1">The project has 2 tables. One table is called ‘Equiment’ and has 3 fields: ‘UnitID, Last_PMI and Preset_Hrs. The other table is called ‘ESPModules’ and it has 3 fields as well: UnitID (foreign key), ESPModuleID, and <text:s/>Install_Date.</text:p>
      <text:p text:style-name="P1"/>
      <text:p text:style-name="P1">I have set up an update trigger on the ESPModules table that triggers everytime I change the ‘UnitID’ field <text:span text:style-name="T2">in the ESPModules table</text:span>. The UnitID field has a one-to-one reltionship with the Equipment table. (Both tables allow only one unique UnitID)</text:p>
      <text:p text:style-name="P1"/>
      <text:p text:style-name="P1">My trigger actually fires but I do not know how to reference the ‘UnitID’ field in my ESPModules table. Below is what I have so far and <text:span text:style-name="T2">this code does update the Equipment record when it fires:</text:span></text:p>
      <text:p text:style-name="P1"/>
      <text:p text:style-name="P3"><text:s text:c="5"/>UPDATE Equipment</text:p>
      <text:p text:style-name="P6"><text:s text:c="5"/>SET Last_PMI = date('now'),</text:p>
      <text:p text:style-name="P6"><text:s text:c="5"/>Preset_Hrs = 0</text:p>
      <text:p text:style-name="P6"><text:s text:c="5"/>WHERE UnitID = "BT-109F";<office:annotation><dc:date>2020-01-24T14:08:09.397026417</dc:date><text:p>&lt;!--EndFragment--&gt;</text:p></office:annotation></text:p>
      <text:p text:style-name="P1"/>
      <text:p text:style-name="P2">But the problem is I need to reference my ESPModules.UnitID field as below: <text:span text:style-name="T2">(In other words, as an example, when I type in an existing UnitID like ‘BT-109F’, it does fire but does not work when I try to reference the field I am updating and saving. It throws this error: </text:span>“ An error occurred while committing the data: no such column: ESPModules.UnitID”</text:p>
      <text:p text:style-name="P1"/>
      <text:p text:style-name="P5"><text:s text:c="5"/>UPDATE Equipment</text:p>
      <text:p text:style-name="P6"><text:s text:c="5"/>SET Last_PMI = date('now'),</text:p>
      <text:p text:style-name="P6"><text:s text:c="5"/>Preset_Hrs = 0</text:p>
      <text:p text:style-name="P6"><text:s text:c="5"/>WHERE UnitID = <text:span text:style-name="T1">ESPModules.UnitID; </text:span><office:annotation><dc:date>2020-01-24T14:09:34.429574773</dc:date><text:p>&lt;!--EndFragment--&gt;</text:p></office:annotation></text:p>
      <text:p text:style-name="P1"/>
      <text:p text:style-name="P1"/>
      <text:p text:style-name="P4">I am new to sql language and would love some help in formatting this update query correctly.</text:p>
      <text:p text:style-name="P4"/>
      <text:p text:style-name="P4">Thanks</text:p>
      <text:p text:style-name="P4"/>
      <text:p text:style-name="P4">Clan<text:bookmark-end text:name="__DdeLink__8_10119633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3:59:40.265976588</meta:creation-date>
    <dc:date>2020-01-24T14:42:47.297285733</dc:date>
    <meta:editing-duration>PT21M56S</meta:editing-duration>
    <meta:editing-cycles>1</meta:editing-cycles>
    <meta:document-statistic meta:table-count="0" meta:image-count="0" meta:object-count="0" meta:page-count="1" meta:paragraph-count="17" meta:word-count="237" meta:character-count="1417" meta:non-whitespace-character-count="1155"/>
    <meta:generator>LibreOffice/6.0.7.3$Linux_X86_64 LibreOffice_project/00m0$Build-3</meta:generator>
  </office:meta>
</office:document-meta>
</file>